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15d" officeooo:paragraph-rsid="00005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PPET</text:p>
      <text:p text:style-name="P1"/>
      <text:p text:style-name="P1">INDICE</text:p>
      <text:p text:style-name="P1">1. Introducion</text:p>
      <text:p text:style-name="P1">2. Componentes</text:p>
      <text:p text:style-name="P1">3. Lenguaje de Puppet</text:p>
      <text:p text:style-name="P1">4. Demo</text:p>
      <text:p text:style-name="P1"/>
      <text:p text:style-name="P1"/>
      <text:p text:style-name="P1">1.1 ¿Que es puppet?</text:p>
      <text:p text:style-name="P1"/>
      <text:p text:style-name="P1">Puppet es un sistema de gestion de configuraciones que nos permite automatizar configuraciones en nuestros servidores de forma fácil y dinámica en un solo fichero de configuración.</text:p>
      <text:p text:style-name="P1">Es una herramienta desarrollada por PuppetLabs, esta escrito en el lenguaje Ruby.</text:p>
      <text:p text:style-name="P1">Es una herramienta Open Source bajo la licencia Apache 2.0.</text:p>
      <text:p text:style-name="P1">Tiene una version de pago que es Puppet Enterprise que tiene algunas extensiones y que tiene soporte al usuario.</text:p>
      <text:p text:style-name="P1"/>
      <text:p text:style-name="P1"/>
      <text:p text:style-name="P1">2. Componentes</text:p>
      <text:p text:style-name="P1">Puppet Master es el servidor.</text:p>
      <text:p text:style-name="P1">Puppet agent que es el cliente.</text:p>
      <text:p text:style-name="P1">PuppetDB donde se guardará la información de los nodos que se van a configurar y estadisticas y reportes del estado de los nodos. Ejecuciones que han fallado, porque, configuraciones..</text:p>
      <text:p text:style-name="P1">Facter es una herramienta instalada en os clientes que recoge parametros del sistema, como cpu, memoria, direccion ip, llamados facts. Usados para determinar que configuración se va a utilizar en cada nodo.</text:p>
      <text:p text:style-name="P1">Hiera es una base de datos clave valor que se configura en ficheros .yml que se utiliza principalmente para almacenar información sensible como passwords, claves, certificados ocultando dicha información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55:55.597478981</meta:creation-date>
    <dc:date>2023-03-12T17:39:18.576713650</dc:date>
    <meta:editing-duration>PT1H33M12S</meta:editing-duration>
    <meta:editing-cycles>1</meta:editing-cycles>
    <meta:document-statistic meta:table-count="0" meta:image-count="0" meta:object-count="0" meta:page-count="1" meta:paragraph-count="17" meta:word-count="187" meta:character-count="1187" meta:non-whitespace-character-count="1017"/>
    <meta:generator>LibreOffice/7.3.7.2$Linux_X86_64 LibreOffice_project/30$Build-2</meta:generator>
  </office:meta>
</office:document-meta>
</file>